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0.889cm" svg:x="1cm" svg:y="1.508cm">
          <text:p text:style-name="P1">unic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286cm" svg:height="0.889cm" svg:x="3.921cm" svg:y="1.508cm">
          <text:p text:style-name="P1">ico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286cm" svg:height="0.889cm" svg:x="6.874cm" svg:y="1.508cm">
          <text:p text:style-name="P1">iconx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286cm" svg:y1="1.952cm" svg:x2="3.921cm" svg:y2="1.952cm" draw:start-shape="id1" draw:start-glue-point="1" draw:end-shape="id2" svg:d="M3286 1952h635" svg:viewBox="0 0 636 1">
          <text:p/>
        </draw:connector>
        <draw:connector draw:style-name="gr2" draw:text-style-name="P1" draw:layer="layout" svg:x1="6.207cm" svg:y1="1.952cm" svg:x2="6.874cm" svg:y2="1.952cm" draw:start-shape="id2" draw:start-glue-point="1" draw:end-shape="id3" draw:end-glue-point="3" svg:d="M6207 1952h667" svg:viewBox="0 0 66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3T21:44:22.953870280</meta:creation-date>
    <dc:date>2015-05-03T22:06:27.814992760</dc:date>
    <meta:editing-duration>PT18M12S</meta:editing-duration>
    <meta:editing-cycles>3</meta:editing-cycles>
    <meta:generator>LibreOffice/4.2.8.2$Linux_X86_64 LibreOffice_project/420m0$Build-2</meta:generator>
    <meta:document-statistic meta:object-count="5"/>
  </office:meta>
</office:document-meta>
</file>